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Porto Sans Bold" svg:font-family="&quot;Porto Sans Bold&quot;"/>
    <style:font-face style:name="Porto Sans" svg:font-family="&quot;Porto Sans&quot;"/>
  </office:font-face-decls>
  <office:automatic-styles>
    <style:style style:name="ce1" style:family="table-cell" style:parent-style-name="Default" style:data-style-name="N0"/>
    <style:style style:name="ce2" style:family="table-cell" style:parent-style-name="Cor1" style:data-style-name="N0">
      <style:table-cell-properties fo:border-top="thick solid #000000" fo:border-bottom="none" fo:border-left="thick solid #000000" fo:border-right="none" style:vertical-align="automatic" fo:background-color="#4472C4" style:repeat-content="false"/>
      <style:paragraph-properties fo:text-align="start" fo:margin-left="0.353cm"/>
      <style:text-properties fo:color="#FFFFFF"/>
    </style:style>
    <style:style style:name="ce3" style:family="table-cell" style:parent-style-name="Cor1" style:data-style-name="N0">
      <style:table-cell-properties fo:border-top="thick solid #000000" fo:border-bottom="none" fo:border-left="none" fo:border-right="none" style:vertical-align="automatic" fo:background-color="#4472C4" style:repeat-content="false"/>
      <style:paragraph-properties fo:text-align="start" fo:margin-left="0.353cm"/>
      <style:text-properties fo:color="#FFFFFF"/>
    </style:style>
    <style:style style:name="ce4" style:family="table-cell" style:parent-style-name="Cor1" style:data-style-name="N0">
      <style:table-cell-properties fo:border-top="thick solid #000000" fo:border-bottom="none" fo:border-left="none" fo:border-right="thick solid #000000" style:vertical-align="automatic" fo:background-color="#4472C4" style:repeat-content="false"/>
      <style:paragraph-properties fo:text-align="start" fo:margin-left="0.353cm"/>
      <style:text-properties fo:color="#FFFFFF"/>
    </style:style>
    <style:style style:name="ce5" style:family="table-cell" style:parent-style-name="Cor1" style:data-style-name="N0">
      <style:table-cell-properties fo:border-top="none" fo:border-bottom="none" fo:border-left="thick solid #000000" fo:border-right="none" style:vertical-align="automatic" fo:background-color="#4472C4" style:repeat-content="false"/>
      <style:paragraph-properties fo:text-align="start" fo:margin-left="0.353cm"/>
      <style:text-properties fo:color="#FFFFFF"/>
    </style:style>
    <style:style style:name="ce6" style:family="table-cell" style:parent-style-name="Cor1" style:data-style-name="N0">
      <style:table-cell-properties style:vertical-align="automatic" fo:background-color="#4472C4" style:repeat-content="false"/>
      <style:paragraph-properties fo:text-align="start" fo:margin-left="0.353cm"/>
      <style:text-properties fo:color="#FFFFFF"/>
    </style:style>
    <style:style style:name="ce7" style:family="table-cell" style:parent-style-name="Cor1" style:data-style-name="N0">
      <style:table-cell-properties style:vertical-align="automatic" fo:background-color="#4472C4" style:repeat-content="false"/>
      <style:paragraph-properties fo:text-align="start" fo:margin-left="0.353cm"/>
      <style:text-properties fo:color="#000000" style:font-name="Porto Sans Bold" style:font-name-asian="Porto Sans Bold" style:font-name-complex="Porto Sans Bold" fo:font-size="20pt" style:font-size-asian="20pt" style:font-size-complex="20pt" style:font-family-generic="modern"/>
    </style:style>
    <style:style style:name="ce8" style:family="table-cell" style:parent-style-name="Cor1" style:data-style-name="N0">
      <style:table-cell-properties style:vertical-align="automatic" fo:background-color="#4472C4" style:repeat-content="false"/>
      <style:paragraph-properties fo:text-align="start" fo:margin-left="0.353cm"/>
      <style:text-properties fo:color="#000000"/>
    </style:style>
    <style:style style:name="ce9" style:family="table-cell" style:parent-style-name="Cor1" style:data-style-name="N0">
      <style:table-cell-properties fo:border-top="none" fo:border-bottom="none" fo:border-left="none" fo:border-right="thick solid #000000" style:vertical-align="automatic" fo:background-color="#4472C4" style:repeat-content="false"/>
      <style:paragraph-properties fo:text-align="start" fo:margin-left="0.353cm"/>
      <style:text-properties fo:color="#FFFFFF"/>
    </style:style>
    <style:style style:name="ce10" style:family="table-cell" style:parent-style-name="Cor1" style:data-style-name="N0">
      <style:table-cell-properties fo:border-top="none" fo:border-bottom="thick solid #000000" fo:border-left="thick solid #000000" fo:border-right="none" style:vertical-align="automatic" fo:background-color="#4472C4" style:repeat-content="false"/>
      <style:paragraph-properties fo:text-align="start" fo:margin-left="0.353cm"/>
      <style:text-properties fo:color="#FFFFFF"/>
    </style:style>
    <style:style style:name="ce11" style:family="table-cell" style:parent-style-name="Cor1" style:data-style-name="N0">
      <style:table-cell-properties fo:border-top="none" fo:border-bottom="thick solid #000000" fo:border-left="none" fo:border-right="none" style:vertical-align="automatic" fo:background-color="#4472C4" style:repeat-content="false"/>
      <style:paragraph-properties fo:text-align="start" fo:margin-left="0.353cm"/>
      <style:text-properties fo:color="#FFFFFF"/>
    </style:style>
    <style:style style:name="ce12" style:family="table-cell" style:parent-style-name="Cor1" style:data-style-name="N0">
      <style:table-cell-properties fo:border-top="none" fo:border-bottom="thick solid #000000" fo:border-left="none" fo:border-right="thick solid #000000" style:vertical-align="automatic" fo:background-color="#4472C4" style:repeat-content="false"/>
      <style:paragraph-properties fo:text-align="start" fo:margin-left="0.353cm"/>
      <style:text-properties fo:color="#FFFFFF"/>
    </style:style>
    <style:style style:name="ce13" style:family="table-cell" style:parent-style-name="Default" style:data-style-name="N0">
      <style:table-cell-properties fo:border-top="none" fo:border-bottom="none" fo:border-left="thick solid #000000" fo:border-right="none" style:vertical-align="automatic" fo:background-color="#8EA9DB" style:shrink-to-fit="true" style:repeat-content="false"/>
      <style:paragraph-properties fo:text-align="start" fo:margin-left="0.353cm"/>
    </style:style>
    <style:style style:name="ce14" style:family="table-cell" style:parent-style-name="Default" style:data-style-name="N0">
      <style:table-cell-properties fo:border-top="none" fo:border-bottom="none" fo:border-left="none" fo:border-right="thick solid #000000" style:vertical-align="automatic" fo:background-color="#8EA9DB" style:shrink-to-fit="true" style:repeat-content="false"/>
      <style:paragraph-properties fo:text-align="start" fo:margin-left="0.353cm"/>
    </style:style>
    <style:style style:name="ce15" style:family="table-cell" style:parent-style-name="Cor1" style:data-style-name="N0">
      <style:table-cell-properties fo:border-top="none" fo:border-bottom="none" fo:border-left="thick solid #000000" fo:border-right="none" style:vertical-align="automatic" fo:background-color="#8EA9DB" style:repeat-content="false"/>
      <style:paragraph-properties fo:text-align="start" fo:margin-left="0.353cm"/>
      <style:text-properties fo:color="#FFFFFF"/>
    </style:style>
    <style:style style:name="ce16" style:family="table-cell" style:parent-style-name="Cor1" style:data-style-name="N0">
      <style:table-cell-properties style:vertical-align="automatic" fo:background-color="#8EA9DB" style:repeat-content="false"/>
      <style:paragraph-properties fo:text-align="start" fo:margin-left="0.353cm"/>
      <style:text-properties fo:color="#FFFFFF"/>
    </style:style>
    <style:style style:name="ce17" style:family="table-cell" style:parent-style-name="Cor1" style:data-style-name="N0">
      <style:table-cell-properties fo:border-top="none" fo:border-bottom="none" fo:border-left="none" fo:border-right="thick solid #000000" style:vertical-align="automatic" fo:background-color="#8EA9DB" style:repeat-content="false"/>
      <style:paragraph-properties fo:text-align="start" fo:margin-left="0.353cm"/>
      <style:text-properties fo:color="#FFFFFF"/>
    </style:style>
    <style:style style:name="ce18" style:family="table-cell" style:parent-style-name="Cor1" style:data-style-name="N0">
      <style:table-cell-properties fo:border-top="thick solid #000000" fo:border-bottom="none" fo:border-left="thick solid #000000" fo:border-right="none" style:vertical-align="automatic" fo:background-color="#8EA9DB" style:repeat-content="false"/>
      <style:paragraph-properties fo:text-align="start" fo:margin-left="0.353cm"/>
      <style:text-properties fo:color="#FFFFFF"/>
    </style:style>
    <style:style style:name="ce19" style:family="table-cell" style:parent-style-name="Cor1" style:data-style-name="N0">
      <style:table-cell-properties fo:border-top="thick solid #000000" fo:border-bottom="none" fo:border-left="none" fo:border-right="none" style:vertical-align="automatic" fo:background-color="#8EA9DB" style:repeat-content="false"/>
      <style:paragraph-properties fo:text-align="start" fo:margin-left="0.353cm"/>
      <style:text-properties fo:color="#FFFFFF"/>
    </style:style>
    <style:style style:name="ce20" style:family="table-cell" style:parent-style-name="Default" style:data-style-name="N0">
      <style:table-cell-properties style:vertical-align="automatic" fo:background-color="#8EA9DB" style:repeat-content="false"/>
      <style:paragraph-properties fo:text-align="start" fo:margin-left="0.353cm"/>
    </style:style>
    <style:style style:name="ce21" style:family="table-cell" style:parent-style-name="Cor1" style:data-style-name="N0">
      <style:table-cell-properties fo:border-top="thick solid #000000" fo:border-bottom="none" fo:border-left="none" fo:border-right="thick solid #000000" style:vertical-align="automatic" fo:background-color="#8EA9DB" style:repeat-content="false"/>
      <style:paragraph-properties fo:text-align="start" fo:margin-left="0.353cm"/>
      <style:text-properties fo:color="#FFFFFF"/>
    </style:style>
    <style:style style:name="ce22" style:family="table-cell" style:parent-style-name="Default" style:data-style-name="N0">
      <style:table-cell-properties fo:border-top="thick solid #000000" fo:border-bottom="none" fo:border-left="thick solid #000000" fo:border-right="none" style:vertical-align="automatic" fo:background-color="#8EA9DB" style:repeat-content="false"/>
      <style:paragraph-properties fo:text-align="start" fo:margin-left="0.353cm"/>
    </style:style>
    <style:style style:name="ce23" style:family="table-cell" style:parent-style-name="Default" style:data-style-name="N0">
      <style:table-cell-properties fo:border-top="thick solid #000000" fo:border-bottom="none" fo:border-left="none" fo:border-right="none" style:vertical-align="automatic" fo:background-color="#8EA9DB" style:repeat-content="false"/>
      <style:paragraph-properties fo:text-align="start" fo:margin-left="0.353cm"/>
    </style:style>
    <style:style style:name="ce24" style:family="table-cell" style:parent-style-name="Default" style:data-style-name="N0">
      <style:table-cell-properties fo:border-top="thick solid #000000" fo:border-bottom="none" fo:border-left="none" fo:border-right="thick solid #000000" style:vertical-align="automatic" fo:background-color="#8EA9DB" style:repeat-content="false"/>
      <style:paragraph-properties fo:text-align="start" fo:margin-left="0.353cm"/>
    </style:style>
    <style:style style:name="ce25" style:family="table-cell" style:parent-style-name="Default" style:data-style-name="N0">
      <style:table-cell-properties fo:border-top="none" fo:border-bottom="none" fo:border-left="thick solid #000000" fo:border-right="none" style:vertical-align="middle" fo:background-color="#8EA9DB" style:repeat-content="false"/>
      <style:paragraph-properties fo:text-align="start" fo:margin-left="0.353cm" style:writing-mode="lr"/>
      <style:text-properties fo:color="#FFFFFF" style:font-name="Porto Sans" style:font-name-asian="Porto Sans" style:font-name-complex="Porto Sans" fo:font-size="16pt" style:font-size-asian="16pt" style:font-size-complex="16pt" style:font-family-generic="modern"/>
    </style:style>
    <style:style style:name="ce26" style:family="table-cell" style:parent-style-name="Default" style:data-style-name="N0">
      <style:table-cell-properties fo:border-top="none" fo:border-bottom="none" fo:border-left="none" fo:border-right="thick solid #000000" style:vertical-align="automatic" fo:background-color="#8EA9DB" style:repeat-content="false"/>
      <style:paragraph-properties fo:text-align="start" fo:margin-left="0.353cm" style:writing-mode="lr"/>
    </style:style>
    <style:style style:name="ce27" style:family="table-cell" style:parent-style-name="Cor1" style:data-style-name="N0">
      <style:table-cell-properties style:vertical-align="automatic" fo:background-color="#8EA9DB" style:repeat-content="false"/>
      <style:paragraph-properties fo:text-align="start" fo:margin-left="0.353cm"/>
      <style:text-properties fo:color="#000000" style:font-name="Porto Sans Bold" style:font-name-asian="Porto Sans Bold" style:font-name-complex="Porto Sans Bold" fo:font-size="16pt" style:font-size-asian="16pt" style:font-size-complex="16pt" style:font-family-generic="modern"/>
    </style:style>
    <style:style style:name="ce28" style:family="table-cell" style:parent-style-name="Cor1" style:data-style-name="N0">
      <style:table-cell-properties style:vertical-align="automatic" fo:background-color="#8EA9DB"/>
      <style:text-properties fo:color="#000000" style:font-name="Porto Sans Bold" style:font-name-asian="Porto Sans Bold" style:font-name-complex="Porto Sans Bold" fo:font-size="16pt" style:font-size-asian="16pt" style:font-size-complex="16pt" style:font-family-generic="modern"/>
    </style:style>
    <style:style style:name="ce29" style:family="table-cell" style:parent-style-name="Cor1" style:data-style-name="N0">
      <style:table-cell-properties fo:border-top="none" fo:border-bottom="none" fo:border-left="none" fo:border-right="thick solid #000000" style:vertical-align="automatic" fo:background-color="#8EA9DB"/>
      <style:text-properties fo:color="#FFFFFF"/>
    </style:style>
    <style:style style:name="ce30" style:family="table-cell" style:parent-style-name="Default" style:data-style-name="N0">
      <style:table-cell-properties fo:border-top="none" fo:border-bottom="none" fo:border-left="none" fo:border-right="thick solid #000000" style:vertical-align="automatic" fo:background-color="#8EA9DB"/>
    </style:style>
    <style:style style:name="ce31" style:family="table-cell" style:parent-style-name="Default" style:data-style-name="N0">
      <style:table-cell-properties fo:border-top="none" fo:border-bottom="none" fo:border-left="thick solid #000000" fo:border-right="none" style:vertical-align="automatic" fo:background-color="#8EA9DB" style:repeat-content="false"/>
      <style:paragraph-properties fo:text-align="start" fo:margin-left="0.353cm"/>
    </style:style>
    <style:style style:name="ce32" style:family="table-cell" style:parent-style-name="Default" style:data-style-name="N0">
      <style:table-cell-properties fo:border-top="none" fo:border-bottom="none" fo:border-left="none" fo:border-right="thick solid #000000" style:vertical-align="automatic" fo:background-color="#8EA9DB" style:repeat-content="false"/>
      <style:paragraph-properties fo:text-align="start" fo:margin-left="0.353cm"/>
    </style:style>
    <style:style style:name="ce33" style:family="table-cell" style:parent-style-name="Default" style:data-style-name="N0">
      <style:table-cell-properties fo:border-top="none" fo:border-bottom="thick solid #000000" fo:border-left="thick solid #000000" fo:border-right="none" style:vertical-align="automatic" fo:background-color="#8EA9DB" style:shrink-to-fit="true" style:repeat-content="false"/>
      <style:paragraph-properties fo:text-align="start" fo:margin-left="0.353cm"/>
    </style:style>
    <style:style style:name="ce34" style:family="table-cell" style:parent-style-name="Default" style:data-style-name="N0">
      <style:table-cell-properties fo:border-top="none" fo:border-bottom="thick solid #000000" fo:border-left="none" fo:border-right="thick solid #000000" style:vertical-align="automatic" fo:background-color="#8EA9DB" style:shrink-to-fit="true" style:repeat-content="false"/>
      <style:paragraph-properties fo:text-align="start" fo:margin-left="0.353cm"/>
    </style:style>
    <style:style style:name="ce35" style:family="table-cell" style:parent-style-name="Cor1" style:data-style-name="N0">
      <style:table-cell-properties fo:border-top="none" fo:border-bottom="thick solid #000000" fo:border-left="thick solid #000000" fo:border-right="none" style:vertical-align="automatic" fo:background-color="#8EA9DB" style:repeat-content="false"/>
      <style:paragraph-properties fo:text-align="start" fo:margin-left="0.353cm"/>
      <style:text-properties fo:color="#FFFFFF"/>
    </style:style>
    <style:style style:name="ce36" style:family="table-cell" style:parent-style-name="Cor1" style:data-style-name="N0">
      <style:table-cell-properties fo:border-top="none" fo:border-bottom="thick solid #000000" fo:border-left="none" fo:border-right="none" style:vertical-align="automatic" fo:background-color="#8EA9DB" style:repeat-content="false"/>
      <style:paragraph-properties fo:text-align="start" fo:margin-left="0.353cm"/>
      <style:text-properties fo:color="#FFFFFF"/>
    </style:style>
    <style:style style:name="ce37" style:family="table-cell" style:parent-style-name="Cor1" style:data-style-name="N0">
      <style:table-cell-properties fo:border-top="none" fo:border-bottom="thick solid #000000" fo:border-left="none" fo:border-right="thick solid #000000" style:vertical-align="automatic" fo:background-color="#8EA9DB" style:repeat-content="false"/>
      <style:paragraph-properties fo:text-align="start" fo:margin-left="0.353cm"/>
      <style:text-properties fo:color="#FFFFFF"/>
    </style:style>
    <style:style style:name="ce38" style:family="table-cell" style:parent-style-name="Default" style:data-style-name="N0">
      <style:table-cell-properties fo:border-top="none" fo:border-bottom="thick solid #000000" fo:border-left="none" fo:border-right="thick solid #000000" style:vertical-align="automatic" fo:background-color="#8EA9DB" style:repeat-content="false"/>
      <style:paragraph-properties fo:text-align="start" fo:margin-left="0.353cm"/>
    </style:style>
    <style:style style:name="ce39" style:family="table-cell" style:parent-style-name="Default" style:data-style-name="N0">
      <style:table-cell-properties fo:border-top="none" fo:border-bottom="thick solid #000000" fo:border-left="thick solid #000000" fo:border-right="none" style:vertical-align="automatic" fo:background-color="#8EA9DB" style:repeat-content="false"/>
      <style:paragraph-properties fo:text-align="start" fo:margin-left="0.353cm"/>
    </style:style>
    <style:style style:name="ce40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#8EA9DB" style:repeat-content="false"/>
      <style:paragraph-properties fo:text-align="start" fo:margin-left="0.353cm"/>
    </style:style>
    <style:style style:name="ce41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42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43" style:family="table-cell" style:parent-style-name="Default" style:data-style-name="N0">
      <style:table-cell-properties fo:border-top="thick solid #000000" fo:border-bottom="none" fo:border-left="thick solid #000000" fo:border-right="none" fo:background-color="#808080"/>
    </style:style>
    <style:style style:name="ce44" style:family="table-cell" style:parent-style-name="Default" style:data-style-name="N0">
      <style:table-cell-properties fo:border-top="thick solid #000000" fo:border-bottom="none" fo:border-left="none" fo:border-right="none" fo:background-color="#808080"/>
    </style:style>
    <style:style style:name="ce45" style:family="table-cell" style:parent-style-name="Default" style:data-style-name="N0">
      <style:table-cell-properties fo:border-top="thick solid #000000" fo:border-bottom="none" fo:border-left="none" fo:border-right="thick solid #000000" fo:background-color="#808080"/>
    </style:style>
    <style:style style:name="ce46" style:family="table-cell" style:parent-style-name="Default" style:data-style-name="N0">
      <style:table-cell-properties fo:border-top="thick solid #000000" fo:border-bottom="none" fo:border-left="thick solid #000000" fo:border-right="none" fo:background-color="#D0CECE"/>
    </style:style>
    <style:style style:name="ce47" style:family="table-cell" style:parent-style-name="Default" style:data-style-name="N0">
      <style:table-cell-properties fo:border-top="thick solid #000000" fo:border-bottom="none" fo:border-left="none" fo:border-right="none" fo:background-color="#D0CECE"/>
    </style:style>
    <style:style style:name="ce48" style:family="table-cell" style:parent-style-name="Default" style:data-style-name="N0">
      <style:table-cell-properties fo:border-top="thick solid #000000" fo:border-bottom="none" fo:border-left="none" fo:border-right="thick solid #000000" fo:background-color="#D0CECE"/>
    </style:style>
    <style:style style:name="ce49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50" style:family="table-cell" style:parent-style-name="Default" style:data-style-name="N0">
      <style:table-cell-properties fo:border-top="thick solid #000000" fo:border-bottom="none" fo:border-left="thick solid #000000" fo:border-right="none" fo:background-color="#222B35"/>
    </style:style>
    <style:style style:name="ce51" style:family="table-cell" style:parent-style-name="Default" style:data-style-name="N0">
      <style:table-cell-properties fo:border-top="thick solid #000000" fo:border-bottom="none" fo:border-left="none" fo:border-right="none" fo:background-color="#222B35"/>
    </style:style>
    <style:style style:name="ce52" style:family="table-cell" style:parent-style-name="Default" style:data-style-name="N0">
      <style:table-cell-properties fo:border-top="thick solid #000000" fo:border-bottom="none" fo:border-left="none" fo:border-right="thick solid #000000" fo:background-color="#222B35"/>
    </style:style>
    <style:style style:name="ce53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54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55" style:family="table-cell" style:parent-style-name="Default" style:data-style-name="N0">
      <style:table-cell-properties fo:border-top="none" fo:border-bottom="none" fo:border-left="thick solid #000000" fo:border-right="none" fo:background-color="#808080"/>
    </style:style>
    <style:style style:name="ce56" style:family="table-cell" style:parent-style-name="Default" style:data-style-name="N0">
      <style:table-cell-properties fo:background-color="#808080"/>
    </style:style>
    <style:style style:name="ce57" style:family="table-cell" style:parent-style-name="Default" style:data-style-name="N0">
      <style:table-cell-properties fo:border-top="none" fo:border-bottom="none" fo:border-left="none" fo:border-right="thick solid #000000" fo:background-color="#808080"/>
    </style:style>
    <style:style style:name="ce58" style:family="table-cell" style:parent-style-name="Default" style:data-style-name="N0">
      <style:table-cell-properties fo:border-top="none" fo:border-bottom="none" fo:border-left="thick solid #000000" fo:border-right="none" fo:background-color="#D0CECE"/>
    </style:style>
    <style:style style:name="ce59" style:family="table-cell" style:parent-style-name="Default" style:data-style-name="N0">
      <style:table-cell-properties fo:background-color="#D0CECE"/>
    </style:style>
    <style:style style:name="ce60" style:family="table-cell" style:parent-style-name="Default" style:data-style-name="N0">
      <style:table-cell-properties fo:border-top="none" fo:border-bottom="none" fo:border-left="none" fo:border-right="thick solid #000000" fo:background-color="#D0CECE"/>
    </style:style>
    <style:style style:name="ce61" style:family="table-cell" style:parent-style-name="Default" style:data-style-name="N0">
      <style:table-cell-properties fo:border-top="none" fo:border-bottom="none" fo:border-left="thick solid #000000" fo:border-right="none" fo:background-color="#222B35"/>
    </style:style>
    <style:style style:name="ce62" style:family="table-cell" style:parent-style-name="Default" style:data-style-name="N0">
      <style:table-cell-properties fo:background-color="#222B35"/>
    </style:style>
    <style:style style:name="ce63" style:family="table-cell" style:parent-style-name="Default" style:data-style-name="N0">
      <style:table-cell-properties fo:border-top="none" fo:border-bottom="none" fo:border-left="none" fo:border-right="thick solid #000000" fo:background-color="#222B35"/>
    </style:style>
    <style:style style:name="ce64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65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e66" style:family="table-cell" style:parent-style-name="Default" style:data-style-name="N0">
      <style:table-cell-properties fo:border-top="none" fo:border-bottom="thick solid #000000" fo:border-left="thick solid #000000" fo:border-right="none" fo:background-color="#808080"/>
    </style:style>
    <style:style style:name="ce67" style:family="table-cell" style:parent-style-name="Default" style:data-style-name="N0">
      <style:table-cell-properties fo:border-top="none" fo:border-bottom="thick solid #000000" fo:border-left="none" fo:border-right="none" fo:background-color="#808080"/>
    </style:style>
    <style:style style:name="ce68" style:family="table-cell" style:parent-style-name="Default" style:data-style-name="N0">
      <style:table-cell-properties fo:border-top="none" fo:border-bottom="thick solid #000000" fo:border-left="none" fo:border-right="thick solid #000000" fo:background-color="#808080"/>
    </style:style>
    <style:style style:name="ce69" style:family="table-cell" style:parent-style-name="Default" style:data-style-name="N0">
      <style:table-cell-properties fo:border-top="none" fo:border-bottom="thick solid #000000" fo:border-left="thick solid #000000" fo:border-right="none" fo:background-color="#D0CECE"/>
    </style:style>
    <style:style style:name="ce70" style:family="table-cell" style:parent-style-name="Default" style:data-style-name="N0">
      <style:table-cell-properties fo:border-top="none" fo:border-bottom="thick solid #000000" fo:border-left="none" fo:border-right="none" fo:background-color="#D0CECE"/>
    </style:style>
    <style:style style:name="ce71" style:family="table-cell" style:parent-style-name="Default" style:data-style-name="N0">
      <style:table-cell-properties fo:border-top="none" fo:border-bottom="thick solid #000000" fo:border-left="none" fo:border-right="thick solid #000000" fo:background-color="#D0CECE"/>
    </style:style>
    <style:style style:name="ce72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73" style:family="table-cell" style:parent-style-name="Default" style:data-style-name="N0">
      <style:table-cell-properties fo:border-top="none" fo:border-bottom="thick solid #000000" fo:border-left="thick solid #000000" fo:border-right="none" fo:background-color="#222B35"/>
    </style:style>
    <style:style style:name="ce74" style:family="table-cell" style:parent-style-name="Default" style:data-style-name="N0">
      <style:table-cell-properties fo:border-top="none" fo:border-bottom="thick solid #000000" fo:border-left="none" fo:border-right="none" fo:background-color="#222B35"/>
    </style:style>
    <style:style style:name="ce75" style:family="table-cell" style:parent-style-name="Default" style:data-style-name="N0">
      <style:table-cell-properties fo:border-top="none" fo:border-bottom="thick solid #000000" fo:border-left="none" fo:border-right="thick solid #000000" fo:background-color="#222B35"/>
    </style:style>
    <style:style style:name="ce76" style:family="table-cell" style:parent-style-name="Default" style:data-style-name="N0">
      <style:table-cell-properties style:vertical-align="automatic" fo:background-color="#8497B0" style:repeat-content="fals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ackground-color="#ACB9CA"/>
    </style:style>
    <style:style style:name="T1" style:family="text" style:parent-style-name="Default">
      <style:text-properties fo:color="#F2F2F2" style:text-line-through-style="none" style:font-name="Porto Sans" style:font-name-asian="Porto Sans" style:font-name-complex="Porto Sans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0165cm"/>
    </style:style>
    <style:style style:name="co3" style:family="table-column">
      <style:table-column-properties fo:break-before="auto" style:column-width="5.37633333333333cm"/>
    </style:style>
    <style:style style:name="co4" style:family="table-column">
      <style:table-column-properties fo:break-before="auto" style:column-width="5.122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2pt" style:use-optimal-row-height="tru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rto Sans Bold" style:font-family-generic="modern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rto Sans" style:font-family-generic="modern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rto Sans Bold" style:font-family-generic="modern" style:font-pitch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rto Sans Bold" style:font-family-generic="modern" style:font-pitch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rto Sans Bold" style:font-family-generic="modern" style:font-pitch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rto Sans Bold" style:font-family-generic="modern" style:font-pitch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number-columns-repeated="16384" table:default-cell-style-name="ce1"/>
        <table:table-row table:style-name="ro1">
          <table:table-cell table:style-name="ce2"/>
          <table:table-cell table:number-columns-repeated="5" table:style-name="ce3"/>
          <table:table-cell table:style-name="ce3">
            <draw:frame draw:z-index="5" draw:id="id4" draw:style-name="a14" draw:name="CaixaDeTexto 6" svg:x="0.62121in" svg:y="0.12121in" svg:width="4.56793in" svg:height="0.50488in">
              <draw:text-box>
                <text:p text:style-name="a13" text:class-names="" text:cond-style-name=""><text:span text:style-name="a12" text:class-names="">REQUIREMENT INFORMATION</text:span></text:p>
              </draw:text-box>
              <svg:title/>
              <svg:desc/>
            </draw:frame>
          </table:table-cell>
          <table:table-cell table:number-columns-repeated="13" table:style-name="ce3"/>
          <table:table-cell table:style-name="ce4"/>
          <table:table-cell table:number-columns-repeated="16363"/>
        </table:table-row>
        <table:table-row table:style-name="ro2">
          <table:table-cell table:style-name="ce5"/>
          <table:table-cell table:number-columns-repeated="9" table:style-name="ce6"/>
          <table:table-cell table:style-name="ce7"/>
          <table:table-cell table:number-columns-repeated="5" table:style-name="ce8"/>
          <table:table-cell table:number-columns-repeated="4" table:style-name="ce6"/>
          <table:table-cell table:style-name="ce9"/>
          <table:table-cell table:number-columns-repeated="16363"/>
        </table:table-row>
        <table:table-row table:style-name="ro1">
          <table:table-cell table:style-name="ce10"/>
          <table:table-cell table:number-columns-repeated="19" table:style-name="ce11"/>
          <table:table-cell table:style-name="ce12"/>
          <table:table-cell table:number-columns-repeated="16363"/>
        </table:table-row>
        <table:table-row table:style-name="ro1">
          <table:table-cell table:style-name="ce13"/>
          <table:table-cell table:style-name="ce14"/>
          <table:table-cell table:style-name="ce15"/>
          <table:table-cell table:style-name="ce16">
            <draw:frame draw:z-index="4" draw:id="id3" draw:style-name="a11" draw:name="CaixaDeTexto 5" svg:x="0.02941in" svg:y="0.17647in" svg:width="0.67542in" svg:height="0.37025in">
              <draw:text-box>
                <text:p text:style-name="a10" text:class-names="" text:cond-style-name=""><text:span text:style-name="a9" text:class-names="">TIPO</text:span></text:p>
              </draw:text-box>
              <svg:title/>
              <svg:desc/>
            </draw:frame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1"/>
          <table:table-cell table:style-name="ce22"/>
          <table:table-cell table:number-columns-repeated="2" table:style-name="ce23"/>
          <table:table-cell table:style-name="ce23">
            <draw:frame draw:z-index="1" draw:id="id0" draw:style-name="a2" draw:name="CaixaDeTexto 2" svg:x="0.17593in" svg:y="0.17593in" svg:width="1.65728in" svg:height="0.37025in">
              <draw:text-box>
                <text:p text:style-name="a1" text:class-names="" text:cond-style-name=""><text:span text:style-name="a0" text:class-names="">REQUIREMENT</text:span></text:p>
              </draw:text-box>
              <svg:title/>
              <svg:desc/>
            </draw:frame>
          </table:table-cell>
          <table:table-cell table:number-columns-repeated="4" table:style-name="ce23"/>
          <table:table-cell table:style-name="ce24"/>
          <table:table-cell table:style-name="ce15">
            <draw:frame draw:z-index="2" draw:id="id1" draw:style-name="a5" draw:name="CaixaDeTexto 3" svg:x="0.5in" svg:y="0.15686in" svg:width="1.15674in" svg:height="0.37025in">
              <draw:text-box>
                <text:p text:style-name="a4" text:class-names="" text:cond-style-name=""><text:span text:style-name="a3" text:class-names="">PRIORITY</text:span></text:p>
              </draw:text-box>
              <svg:title/>
              <svg:desc/>
            </draw:frame>
          </table:table-cell>
          <table:table-cell table:style-name="ce16"/>
          <table:table-cell table:style-name="ce17"/>
          <table:table-cell table:number-columns-repeated="16363"/>
        </table:table-row>
        <table:table-row table:style-name="ro3">
          <table:table-cell office:value-type="string" table:style-name="ce25">
            <text:p><text:s/><text:span text:style-name="T1"><text:s/></text:span></text:p>
            <draw:frame draw:z-index="3" draw:id="id2" draw:style-name="a8" draw:name="CaixaDeTexto 4" svg:x="0.46078in" svg:y="0in" svg:width="0.40727in" svg:height="0.37025in">
              <draw:text-box>
                <text:p text:style-name="a7" text:class-names="" text:cond-style-name=""><text:span text:style-name="a6" text:class-names="">ID</text:span></text:p>
              </draw:text-box>
              <svg:title/>
              <svg:desc/>
            </draw:frame>
          </table:table-cell>
          <table:table-cell table:style-name="ce26"/>
          <table:table-cell table:style-name="ce15"/>
          <table:table-cell office:value-type="string" table:style-name="ce27">
            <text:p><text:s text:c="2"/></text:p>
          </table:table-cell>
          <table:table-cell table:style-name="ce17"/>
          <table:table-cell table:style-name="ce15"/>
          <table:table-cell office:value-type="string" table:style-name="ce28">
            <text:p>Não Funcional</text:p>
          </table:table-cell>
          <table:table-cell table:style-name="ce29"/>
          <table:table-cell table:style-name="ce30"/>
          <table:table-cell table:style-name="ce31"/>
          <table:table-cell table:number-columns-repeated="7" table:style-name="ce20"/>
          <table:table-cell table:style-name="ce32"/>
          <table:table-cell table:style-name="ce15"/>
          <table:table-cell table:style-name="ce27"/>
          <table:table-cell table:style-name="ce17"/>
          <table:table-cell table:number-columns-repeated="16363"/>
        </table:table-row>
        <table:table-row table:style-name="ro1"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35"/>
          <table:table-cell table:number-columns-repeated="2" table:style-name="ce36"/>
          <table:table-cell table:style-name="ce38"/>
          <table:table-cell table:style-name="ce39"/>
          <table:table-cell table:number-columns-repeated="7" table:style-name="ce40"/>
          <table:table-cell table:style-name="ce38"/>
          <table:table-cell table:style-name="ce35"/>
          <table:table-cell table:style-name="ce36"/>
          <table:table-cell table:style-name="ce37"/>
          <table:table-cell table:number-columns-repeated="16363"/>
        </table:table-row>
        <table:table-row table:style-name="ro1"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number-columns-repeated="2" table:style-name="ce47"/>
          <table:table-cell table:style-name="ce48"/>
          <table:table-cell table:style-name="ce41"/>
          <table:table-cell table:number-columns-repeated="7" table:style-name="ce49"/>
          <table:table-cell table:style-name="ce42"/>
          <table:table-cell table:style-name="ce50"/>
          <table:table-cell table:style-name="ce51"/>
          <table:table-cell table:style-name="ce52"/>
          <table:table-cell table:number-columns-repeated="16363"/>
        </table:table-row>
        <table:table-row table:style-name="ro4">
          <table:table-cell table:style-name="ce53">
            <draw:frame draw:z-index="6" draw:id="id5" draw:style-name="a17" draw:name="CaixaDeTexto 7" svg:x="0.18627in" svg:y="0.11765in" svg:width="0.96201in" svg:height="0.33659in">
              <draw:text-box>
                <text:p text:style-name="a16" text:class-names="" text:cond-style-name=""><text:span text:style-name="a15" text:class-names="">REQ-001</text:span></text:p>
              </draw:text-box>
              <svg:title/>
              <svg:desc/>
            </draw:frame>
          </table:table-cell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number-columns-repeated="2" table:style-name="ce59"/>
          <table:table-cell table:style-name="ce60"/>
          <table:table-cell table:style-name="ce53"/>
          <table:table-cell table:number-columns-repeated="7" table:style-name="ce1"/>
          <table:table-cell table:style-name="ce54"/>
          <table:table-cell table:style-name="ce61"/>
          <table:table-cell table:style-name="ce62"/>
          <table:table-cell table:style-name="ce63"/>
          <table:table-cell table:number-columns-repeated="16363"/>
        </table:table-row>
        <table:table-row table:number-rows-repeated="2" table:style-name="ro4">
          <table:table-cell table:style-name="ce53"/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number-columns-repeated="2" table:style-name="ce59"/>
          <table:table-cell table:style-name="ce60"/>
          <table:table-cell table:style-name="ce53"/>
          <table:table-cell table:number-columns-repeated="7" table:style-name="ce1"/>
          <table:table-cell table:style-name="ce54"/>
          <table:table-cell table:style-name="ce61"/>
          <table:table-cell table:style-name="ce62"/>
          <table:table-cell table:style-name="ce63"/>
          <table:table-cell table:number-columns-repeated="16363"/>
        </table:table-row>
        <table:table-row table:style-name="ro1"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number-columns-repeated="2" table:style-name="ce70"/>
          <table:table-cell table:style-name="ce71"/>
          <table:table-cell table:style-name="ce64"/>
          <table:table-cell table:number-columns-repeated="7" table:style-name="ce72"/>
          <table:table-cell table:style-name="ce65"/>
          <table:table-cell table:style-name="ce73"/>
          <table:table-cell table:style-name="ce74"/>
          <table:table-cell table:style-name="ce75"/>
          <table:table-cell table:number-columns-repeated="16363"/>
        </table:table-row>
        <table:table-row table:style-name="ro1">
          <table:table-cell table:number-columns-repeated="16384" table:style-name="ce1"/>
        </table:table-row>
        <table:table-row table:number-rows-repeated="1048564" table:style-name="ro4">
          <table:table-cell table:number-columns-repeated="16384"/>
        </table:table-row>
      </table:table>
      <table:table table:name="Folha7" table:style-name="ta2">
        <table:table-column table:style-name="co1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  <table:table table:name="Folha6" table:style-name="ta2">
        <table:table-column table:style-name="co1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  <table:table table:name="Folha5" table:style-name="ta2"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4">
          <table:table-cell office:value-type="string" table:style-name="ce76">
            <text:p>Tipo</text:p>
          </table:table-cell>
          <table:table-cell table:style-name="ce1"/>
          <table:table-cell office:value-type="string" table:style-name="ce76">
            <text:p>Tipo Não funcional</text:p>
          </table:table-cell>
          <table:table-cell table:style-name="ce1"/>
          <table:table-cell office:value-type="string" table:style-name="ce76">
            <text:p>Prioridade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…</text:p>
          </table:table-cell>
          <table:table-cell table:style-name="ce1"/>
          <table:table-cell office:value-type="string" table:style-name="ce77">
            <text:p>N/A</text:p>
          </table:table-cell>
          <table:table-cell table:style-name="ce1"/>
          <table:table-cell office:value-type="string" table:style-name="ce77">
            <text:p>…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Funcional</text:p>
          </table:table-cell>
          <table:table-cell table:style-name="ce1"/>
          <table:table-cell office:value-type="string" table:style-name="ce77">
            <text:p>Usabilidade</text:p>
          </table:table-cell>
          <table:table-cell table:style-name="ce1"/>
          <table:table-cell office:value-type="string" table:style-name="ce77">
            <text:p>Mandatory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Não funcional</text:p>
          </table:table-cell>
          <table:table-cell table:style-name="ce1"/>
          <table:table-cell office:value-type="string" table:style-name="ce77">
            <text:p>Desempenho</text:p>
          </table:table-cell>
          <table:table-cell table:style-name="ce1"/>
          <table:table-cell office:value-type="string" table:style-name="ce77">
            <text:p>Should have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table:style-name="ce77">
            <text:p>Segurança</text:p>
          </table:table-cell>
          <table:table-cell table:style-name="ce1"/>
          <table:table-cell office:value-type="string" table:style-name="ce77">
            <text:p>Nice to have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table:style-name="ce77">
            <text:p>Robustez e fiabilidade</text:p>
          </table:table-cell>
          <table:table-cell table:number-columns-repeated="16381" table:style-name="ce1"/>
        </table:table-row>
        <table:table-row table:style-name="ro4">
          <table:table-cell table:number-columns-repeated="2" table:style-name="ce1"/>
          <table:table-cell office:value-type="string" table:style-name="ce77">
            <text:p>Disponibilidade</text:p>
          </table:table-cell>
          <table:table-cell table:number-columns-repeated="16381" table:style-name="ce1"/>
        </table:table-row>
        <table:table-row table:style-name="ro4">
          <table:table-cell table:number-columns-repeated="2" table:style-name="ce1"/>
          <table:table-cell office:value-type="string" table:style-name="ce77">
            <text:p>Portabilidade entre S.O.</text:p>
          </table:table-cell>
          <table:table-cell table:number-columns-repeated="16381" table:style-name="ce1"/>
        </table:table-row>
        <table:table-row table:style-name="ro4">
          <table:table-cell table:number-columns-repeated="2" table:style-name="ce1"/>
          <table:table-cell office:value-type="string" table:style-name="ce77">
            <text:p>Tecnológicos</text:p>
          </table:table-cell>
          <table:table-cell table:number-columns-repeated="16381" table:style-name="ce1"/>
        </table:table-row>
        <table:table-row table:number-rows-repeated="104856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Porto Sans Bold" svg:font-family="&quot;Porto Sans Bold&quot;"/>
    <style:font-face style:name="Porto Sans" svg:font-family="&quot;Porto Sans&quot;"/>
  </office:font-face-decls>
  <office:styles>
    <number:number-style style:name="N0">
      <number:number number:min-integer-digits="1"/>
    </number:number-style>
    <style:style style:name="Cor1" style:family="table-cell" style:data-style-name="N0">
      <style:table-cell-properties fo:background-color="#4472C4"/>
      <style:text-properties fo: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Pedro Miguel Da Silva Teixeira</meta:initial-creator>
    <dc:creator>Pedro Miguel Da Silva Teixeira</dc:creator>
    <meta:creation-date>2022-10-30T12:43:21Z</meta:creation-date>
    <dc:date>2022-10-30T19:03:29Z</dc:date>
  </office:meta>
</office:document-meta>
</file>